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4f04" officeooo:paragraph-rsid="00164f04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64f04" officeooo:paragraph-rsid="00164f0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officeooo:rsid="00164f04" officeooo:paragraph-rsid="00164f04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officeooo:rsid="00164f04" officeooo:paragraph-rsid="00175536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font-weight="bold" officeooo:rsid="00175536" officeooo:paragraph-rsid="00175536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officeooo:rsid="00164f04" officeooo:paragraph-rsid="00164f04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164f04" officeooo:paragraph-rsid="00164f04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weight="normal" officeooo:rsid="00164f04" officeooo:paragraph-rsid="00175536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75536" officeooo:paragraph-rsid="00175536" style:font-size-asian="11pt" style:font-weight-asian="normal" style:font-size-complex="11pt" style:font-weight-complex="normal"/>
    </style:style>
    <style:style style:name="P10" style:family="paragraph" style:parent-style-name="Standard">
      <style:text-properties fo:color="#000000" loext:opacity="100%" officeooo:rsid="00164f04" officeooo:paragraph-rsid="00164f04"/>
    </style:style>
    <style:style style:name="T1" style:family="text">
      <style:text-properties fo:font-variant="normal" fo:text-transform="none" fo:color="#4d4d4d" loext:opacity="100%" style:font-name="Lato" fo:letter-spacing="normal" fo:font-style="normal"/>
    </style:style>
    <style:style style:name="T2" style:family="text">
      <style:text-properties fo:font-variant="normal" fo:text-transform="none" fo:color="#4d4d4d" loext:opacity="100%" style:font-name="Lato" fo:letter-spacing="normal" fo:font-style="normal" officeooo:rsid="00175536"/>
    </style:style>
    <style:style style:name="T3" style:family="text">
      <style:text-properties fo:font-variant="normal" fo:text-transform="none" fo:color="#4d4d4d" loext:opacity="100%" style:font-name="Lato" fo:letter-spacing="normal" fo:font-style="normal" officeooo:rsid="0018fbae"/>
    </style:style>
    <style:style style:name="T4" style:family="text">
      <style:text-properties fo:font-variant="normal" fo:text-transform="none" style:font-name="Lato" fo:font-size="11pt" fo:letter-spacing="normal" fo:font-style="normal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isciplina: <text:span text:style-name="T4">Processo de Negócios e Empreendedorismo</text:span></text:p>
      <text:p text:style-name="P1">Aluno: Francisco Paulo Abreu Alves</text:p>
      <text:p text:style-name="P1">Data: 17.04.2022</text:p>
      <text:p text:style-name="P1"/>
      <text:p text:style-name="P2"><text:span text:style-name="T1">Principais diferenças entre o Plano de negócio e o método Canvas e quais situações cada modelo é mais indicado.</text:span></text:p>
      <text:p text:style-name="P2"><text:span text:style-name="T1"/></text:p>
      <text:p text:style-name="P6"><text:span text:style-name="T1"/></text:p>
      <text:p text:style-name="P6"><text:span text:style-name="T1"/></text:p>
      <text:p text:style-name="P4"><text:span text:style-name="T1">O plano de negócios</text:span></text:p>
      <text:p text:style-name="P8"><text:span text:style-name="T1">É o estudo do negócio, produtos e serviços do empreendimento, atuais ou futuros, considerando todas as suas questões estratégicas, táticas e operacionais. O foco é a análise econômico financeira, ou seja, avaliar a viabilidade do negócio. A análise de viabilidade é um processo estruturado que considera os fatores externos e internos e são avaliados em relação aos resultados requeridos pelo negócio.</text:span></text:p>
      <text:p text:style-name="P8"><text:span text:style-name="T1"/></text:p>
      <text:p text:style-name="P8"><text:span text:style-name="T3">Os </text:span><text:span text:style-name="T1">fatores externos e internos, são analisados alguns tópicos específicos: mercado, tecnologia, vantagem competitiva, estabelecimento das estratégias, consolidação do modelo de administração (processos de planejamento), estabelecimento e análise de indicadores econômico-financeiros, situação de fatores externos, sinergia entre produtos e serviços, qualidade das negociações realizadas e capacitação profissional das equipes de trabalho </text:span></text:p>
      <text:p text:style-name="P8"><text:span text:style-name="T1"/></text:p>
      <text:p text:style-name="P8"><text:span text:style-name="T1"/></text:p>
      <text:p text:style-name="P5"><text:span text:style-name="T1">Principais situações para empregar o Plano de Negócios:</text:span></text:p>
      <text:p text:style-name="P9"><text:span text:style-name="T1">- Quando se que saber qual é a viabilidade para montar o negócio,</text:span></text:p>
      <text:p text:style-name="P9"><text:span text:style-name="T1">- Quando se quer verificar qual a situação financeira é boar,</text:span></text:p>
      <text:p text:style-name="P9"><text:span text:style-name="T1">- Quando se quer conhecer os pontos fortes e pontos fracos,</text:span></text:p>
      <text:p text:style-name="P9"><text:span text:style-name="T1">- Quando se quer ter claros quais são os resultados almejados,</text:span></text:p>
      <text:p text:style-name="P9"><text:span text:style-name="T1">- </text:span><text:span text:style-name="T3">Quando se quer conhecer o mercado (concorrentes e tecnologias).</text:span></text:p>
      <text:p text:style-name="P9"><text:span text:style-name="T1"/></text:p>
      <text:p text:style-name="P9"><text:span text:style-name="T1"/></text:p>
      <text:p text:style-name="P8"><text:span text:style-name="T1"/></text:p>
      <text:p text:style-name="P3"><text:span text:style-name="T2">Método </text:span><text:span text:style-name="T1">Canvas</text:span></text:p>
      <text:p text:style-name="P6"><text:span text:style-name="T1">Parcerias principais, Atividades-chave, Recursos principais, Estrutura de custo e proposta de valor, Relacionamento com clientes, Segmentos de clientes, Canais e fontes de receitas. </text:span></text:p>
      <text:p text:style-name="P6"><text:span text:style-name="T1"/></text:p>
      <text:p text:style-name="P7"><text:span text:style-name="T1">Estes elementos possibilitam, ao modelo de negócios, descrever a lógica de como uma empresa irá criar, entregar e capturar valor. Ou seja, a definição de um modelo de negócios não se trata apenas da questão financeira, como uma empresa faz para ganhar dinheiro, mas também como ela aborda todo o processo de troca e criação de valor, desde a entrega até a captura. </text:span></text:p>
      <text:p text:style-name="P7"><text:span text:style-name="T1"/></text:p>
      <text:p text:style-name="P7"><text:span text:style-name="T1"/></text:p>
      <text:p text:style-name="P5"><text:span text:style-name="T1">Principais situações para empregar o método Canvas:</text:span></text:p>
      <text:p text:style-name="P9"><text:span text:style-name="T1">- Quando de que saber como capitar e entregar recursos,</text:span></text:p>
      <text:p text:style-name="P9"><text:span text:style-name="T1">- Quando se quer entender qual a melhor forma de comunicação com o cliente,</text:span></text:p>
      <text:p text:style-name="P9"><text:span text:style-name="T1">- Quando se que </text:span><text:span text:style-name="T3">saber como criar, e</text:span></text:p>
      <text:p text:style-name="P9"><text:span text:style-name="T3">- Quando se quer conhecer os custos que serão gerados.</text:span></text:p>
      <text:p text:style-name="P9"><text:span text:style-name="T1"/></text:p>
      <text:p text:style-name="P9"><text:span text:style-name="T1"/></text:p>
      <text:p text:style-name="P7"><text:span text:style-name="T1"/></text:p>
      <text:p text:style-name="P8"><text:span text:style-name="T2">Referências bibliográficas:</text:span></text:p>
      <text:p text:style-name="P8"><text:span text:style-name="T3">Oliveira, 2014.</text:span></text:p>
      <text:p text:style-name="P8"><text:span text:style-name="T3">OSTERWALDER; PIGNEUR, 2011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7T17:54:04.185000000</meta:creation-date>
    <meta:generator>LibreOffice/7.1.4.2$Windows_X86_64 LibreOffice_project/a529a4fab45b75fefc5b6226684193eb000654f6</meta:generator>
    <dc:date>2022-04-17T18:21:13.276000000</dc:date>
    <meta:editing-duration>PT16M23S</meta:editing-duration>
    <meta:editing-cycles>2</meta:editing-cycles>
    <meta:document-statistic meta:table-count="0" meta:image-count="0" meta:object-count="0" meta:page-count="1" meta:paragraph-count="24" meta:word-count="356" meta:character-count="2336" meta:non-whitespace-character-count="2000"/>
  </office:meta>
</office:document-meta>
</file>